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71DE585223F2D6F.png" manifest:media-type="image/png"/>
  <manifest:file-entry manifest:full-path="Pictures/1000020100000CEB000009B05DA760CEE06039DA.png" manifest:media-type="image/png"/>
  <manifest:file-entry manifest:full-path="Pictures/1000000000000020000000204B249CA79A42C6D7.png" manifest:media-type="image/png"/>
  <manifest:file-entry manifest:full-path="Pictures/1000020100000CEB000009B06A26A00EF431D6E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3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Vector Field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Visualizing a Static Vector Fiel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fine a function for the field, pass point cloud through the function</text:p>
              </text:list-item>
              <text:list-item>
                <text:p>Display velocity at each point to visualize field</text:p>
              </text:list-item>
              <text:list-item>
                <text:p>Field is infinite, but point cloud density is chosen for visualizing the fiel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<text:span text:style-name="T1">Calculate Field using Barycentric Coordinat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plement dragging of vectors for user input and to better understand the states of the program, debug, and increase productivity</text:p>
                <text:p/>
              </text:list-item>
              <text:list-item>
                <text:p>Set a velocity constraint at each vertex, controlled by the user</text:p>
              </text:list-item>
              <text:list-item>
                <text:p>The weighted average of three inputs in Barycentric Coordinates forms the field</text:p>
              </text:list-item>
              <text:list-item>
                <text:p>Pick any point, velocity is defined as weighted average of three inputs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<text:span text:style-name="T1">Calculate Field using Barycentric Coordinates</text:span></text:p>
          </draw:text-box>
        </draw:frame>
        <draw:frame presentation:style-name="pr4" draw:layer="layout" svg:width="25.199cm" svg:height="12.182cm" svg:x="1.27cm" svg:y="2.804cm" presentation:class="outline" presentation:user-transformed="true">
          <draw:text-box>
            <text:list text:style-name="L2">
              <text:list-item>
                <text:p>Fv(x, y, z) = aA + bB + cC </text:p>
                <text:list>
                  <text:list-item>
                    <text:p>Where ABC is the triangle and a, b, c are [0...1] weights of proportional proximity to associated vertex</text:p>
                  </text:list-item>
                </text:list>
                <text:p/>
              </text:list-item>
              <text:list-item>
                <text:p>Improvements</text:p>
                <text:list>
                  <text:list-item>
                    <text:p>Use fields of neighboring triangles to give weight to observed field to make acceleration continuous across edge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20100000CEB000009B0071DE585223F2D6F.png" xlink:type="simple" xlink:show="embed" xlink:actuate="onLoad"/>
    <draw:fill-image draw:name="Bitmap_20_2" draw:display-name="Bitmap 2" xlink:href="Pictures/1000020100000CEB000009B05DA760CEE06039DA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fill-image draw:name="background" xlink:href="Pictures/1000020100000CEB000009B06A26A00EF431D6E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ffbf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fill-gradient-name="Gradient_20_1" draw:gradient-step-count="0" draw:fill-hatch-name="Hatching_20_1" draw:fill-hatch-solid="false" draw:fill-image-name="Bitmap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1" style:font-family-asian="Arial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1T19:58:08.115000000</meta:creation-date>
    <meta:editing-duration>PT1H2M45S</meta:editing-duration>
    <meta:editing-cycles>7</meta:editing-cycles>
    <meta:generator>LibreOffice/6.3.0.4$Windows_X86_64 LibreOffice_project/057fc023c990d676a43019934386b85b21a9ee99</meta:generator>
    <dc:title>Portfolio</dc:title>
    <dc:date>2019-12-02T19:14:40.961000000</dc:date>
    <meta:document-statistic meta:object-count="56"/>
  </office:meta>
</office:document-meta>
</file>